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a8d38"/>
    </style:style>
    <style:style style:name="P4" style:family="paragraph" style:parent-style-name="Standard">
      <style:text-properties officeooo:paragraph-rsid="001ad30c"/>
    </style:style>
    <style:style style:name="P5" style:family="paragraph" style:parent-style-name="Standard">
      <style:text-properties officeooo:paragraph-rsid="001e7b18"/>
    </style:style>
    <style:style style:name="P6" style:family="paragraph" style:parent-style-name="Standard">
      <style:text-properties officeooo:paragraph-rsid="001eb751"/>
    </style:style>
    <style:style style:name="P7" style:family="paragraph" style:parent-style-name="Standard">
      <style:text-properties officeooo:paragraph-rsid="0020ff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¿Cuál es la normativa clave para la gestión ambiental en un taller de microinformática?</text:p>
      <text:p text:style-name="P7">a) ISO 9001</text:p>
      <text:p text:style-name="P7">b) ISO 27001</text:p>
      <text:p text:style-name="P7">c) ISO 14001</text:p>
      <text:p text:style-name="P7">d) Normativa EN 61010</text:p>
      <text:p text:style-name="P7"/>
      <text:p text:style-name="P7">¿Qué característica es común en un ratón con memoria integrada?</text:p>
      <text:p text:style-name="P7">a) Mayor sensibilidad del puntero</text:p>
      <text:p text:style-name="P7">b) Almacenamiento de configuraciones personalizadas</text:p>
      <text:p text:style-name="P7">c) Diseño simétrico para uso con ambas manos</text:p>
      <text:p text:style-name="P7">d) Rueda de desplazamiento</text:p>
      <text:p text:style-name="P7"/>
      <text:p text:style-name="P7">¿Cuál es la función de un botón de clic doble en un ratón?</text:p>
      <text:p text:style-name="P7">a) Mayor sensibilidad del puntero</text:p>
      <text:p text:style-name="P7">b) Realiza dos clics con una sola pulsación</text:p>
      <text:p text:style-name="P7">c) Desplazamiento del cursor</text:p>
      <text:p text:style-name="P7">d) Ajuste de la resolución DPI</text:p>
      <text:p text:style-name="P7"/>
      <text:p text:style-name="P7">¿Cuál de las siguientes opciones describe mejor un ratón con función de carga inalámbrica?</text:p>
      <text:p text:style-name="P7">a) Utiliza pilas o batería recargable</text:p>
      <text:p text:style-name="P7">b) Sin botones adicionales</text:p>
      <text:p text:style-name="P7">c) Diseño simétrico</text:p>
      <text:p text:style-name="P7">d) Cable USB para la conexión</text:p>
      <text:p text:style-name="P7"/>
      <text:p text:style-name="P7">¿Qué característica es común en un ratón con diseño antiestrés?</text:p>
      <text:p text:style-name="P7">a) Botones programables</text:p>
      <text:p text:style-name="P7">b) Bola para detectar movimientos</text:p>
      <text:p text:style-name="P7">c) Superficie de goma para un agarre cómodo</text:p>
      <text:p text:style-name="P7">d) Sin retroiluminación LED</text:p>
      <text:p text:style-name="P7"/>
      <text:p text:style-name="P7">¿Cuál es la función principal de un ratón con ajuste de peso?</text:p>
      <text:p text:style-name="P7">a) Mayor duración de la batería</text:p>
      <text:p text:style-name="P7">b) Ajuste de la sensibilidad del puntero</text:p>
      <text:p text:style-name="P7">c) Mayor peso para mayor estabilidad</text:p>
      <text:p text:style-name="P7">d) Sin botones laterales</text:p>
      <text:p text:style-name="P7"/>
      <text:p text:style-name="P7">¿Qué característica es típica en un ratón con tecnología de carga rápida?</text:p>
      <text:p text:style-name="P7">a) Mayor duración de la batería</text:p>
      <text:p text:style-name="P7">b) Ajuste de la velocidad del puntero</text:p>
      <text:p text:style-name="P7">c) Recarga rápida de la batería</text:p>
      <text:p text:style-name="P7">d) Sin retroiluminación LED</text:p>
      <text:p text:style-name="P7"/>
      <text:p text:style-name="P7"/>
      <text:p text:style-name="P7">¿Cuál es la principal función de una webcam?</text:p>
      <text:p text:style-name="P7">a) Capturar imágenes fijas</text:p>
      <text:p text:style-name="P7">b) Grabar videos en alta definición</text:p>
      <text:p text:style-name="P7">c) Transmitir video en tiempo real a través de internet</text:p>
      <text:p text:style-name="P7">d) Imprimir fotografías</text:p>
      <text:p text:style-name="P7"/>
      <text:p text:style-name="P7">¿Qué característica es típica en una webcam con enfoque automático?</text:p>
      <text:p text:style-name="P7">a) Necesidad de ajustar manualmente el enfoque</text:p>
      <text:p text:style-name="P7"><text:soft-page-break/>b) Enfoque fijo</text:p>
      <text:p text:style-name="P7">c) Ajuste automático de la nitidez</text:p>
      <text:p text:style-name="P7">d) Solo graba videos, no captura imágenes fijas</text:p>
      <text:p text:style-name="P7"/>
      <text:p text:style-name="P7">¿Cuál de las siguientes opciones describe mejor una cámara digital compacta?</text:p>
      <text:p text:style-name="P7">a) Diseño grande y pesado</text:p>
      <text:p text:style-name="P7">b) Lentes intercambiables</text:p>
      <text:p text:style-name="P7">c) Pequeño tamaño y fácil de llevar</text:p>
      <text:p text:style-name="P7">d) Uso exclusivo para grabación de video</text:p>
      <text:p text:style-name="P7"/>
      <text:p text:style-name="P7">¿Qué función realiza una cámara digital con estabilización de imagen?</text:p>
      <text:p text:style-name="P7">a) Captura de imágenes en blanco y negro</text:p>
      <text:p text:style-name="P7">b) Reducción de vibraciones para imágenes más nítidas</text:p>
      <text:p text:style-name="P7">c) Grabación de videos en cámara lenta</text:p>
      <text:p text:style-name="P7">d) Ajuste automático de la exposición</text:p>
      <text:p text:style-name="P7"/>
      <text:p text:style-name="P7">¿Cuál es la ventaja de una cámara digital sin espejo sobre una réflex?</text:p>
      <text:p text:style-name="P7">a) Mayor tamaño y peso</text:p>
      <text:p text:style-name="P7">b) Menor calidad de imagen</text:p>
      <text:p text:style-name="P7">c) Ausencia de espejo y visor óptico</text:p>
      <text:p text:style-name="P7">d) Lentes fijas sin posibilidad de intercambio</text:p>
      <text:p text:style-name="P7"/>
      <text:p text:style-name="P7">¿Qué característica es común en una cámara digital con zoom óptico?</text:p>
      <text:p text:style-name="P7">a) Utiliza software para simular el zoom</text:p>
      <text:p text:style-name="P7">b) Ajuste digital de la imagen</text:p>
      <text:p text:style-name="P7">c) Cambio de lentes para zoom</text:p>
      <text:p text:style-name="P7">d) Utiliza lentes para acercar la imagen</text:p>
      <text:p text:style-name="P7"/>
      <text:p text:style-name="P7">¿Cuál es la función de una cámara digital con detección de rostros?</text:p>
      <text:p text:style-name="P7">a) Captura de imágenes en blanco y negro</text:p>
      <text:p text:style-name="P7">b) Ajuste automático de la exposición</text:p>
      <text:p text:style-name="P7">c) Detección de rostros para un enfoque preciso</text:p>
      <text:p text:style-name="P7">d) Uso exclusivo para grabación de video</text:p>
      <text:p text:style-name="P7"/>
      <text:p text:style-name="P7">¿Qué característica es esencial en una webcam con micrófono incorporado?</text:p>
      <text:p text:style-name="P7">a) Grabación de video en alta definición</text:p>
      <text:p text:style-name="P7">b) Transmisión de audio junto con el video</text:p>
      <text:p text:style-name="P7">c) Necesidad de micrófono externo</text:p>
      <text:p text:style-name="P7">d) Uso exclusivo para captura de imágenes fijas</text:p>
      <text:p text:style-name="P7"/>
      <text:p text:style-name="P7">¿Cuál de las siguientes opciones describe mejor una cámara réflex digital?</text:p>
      <text:p text:style-name="P7">a) Diseño compacto y liviano</text:p>
      <text:p text:style-name="P7">b) Lentes fijas sin posibilidad de intercambio</text:p>
      <text:p text:style-name="P7">c) Visor óptico y espejo móvil</text:p>
      <text:p text:style-name="P7">d) Uso exclusivo para grabación de video</text:p>
      <text:p text:style-name="P7"/>
      <text:p text:style-name="P7">¿Cuál es la función principal de una cámara de acción?</text:p>
      <text:p text:style-name="P7">a) Captura de imágenes en blanco y negro</text:p>
      <text:p text:style-name="P7">b) Grabación de videos en calidad extrema</text:p>
      <text:p text:style-name="P7">c) Fotografía de larga exposición</text:p>
      <text:p text:style-name="P7">d) Uso exclusivo para transmisión en vivo</text:p>
      <text:p text:style-name="P7"/>
      <text:p text:style-name="P7"><text:soft-page-break/>¿Qué característica es típica en una cámara digital con modo de escena?</text:p>
      <text:p text:style-name="P7">a) Ajuste automático de la exposición</text:p>
      <text:p text:style-name="P7">b) Grabación de videos en cámara lenta</text:p>
      <text:p text:style-name="P7">c) Cambio de lentes para zoom</text:p>
      <text:p text:style-name="P7">d) Uso exclusivo para captura de imágenes fij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14:08.999238379</dc:date>
    <meta:editing-duration>PT11M14S</meta:editing-duration>
    <meta:editing-cycles>9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630" meta:character-count="3683" meta:non-whitespace-character-count="3143"/>
  </office:meta>
</office:document-meta>
</file>